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3.506cm" svg:x="0cm" svg:y="6.503cm" presentation:class="title" presentation:user-transformed="true">
          <draw:text-box>
            <text:p>SAMP 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Developement methodology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 duration ~5h</text:p>
              </text:list-item>
              <text:list-item>
                <text:p>No unit testing because of time</text:p>
              </text:list-item>
              <text:list-item>
                <text:p>Development steps :</text:p>
              </text:list-item>
            </text:list>
            <text:list text:style-name="L3">
              <text:list-item>
                <text:list>
                  <text:list-item>
                    <text:p text:style-name="P3">Create starter app and dockerize it</text:p>
                  </text:list-item>
                  <text:list-item>
                    <text:p text:style-name="P3">Adding add billboard button and billboard form modal</text:p>
                  </text:list-item>
                  <text:list-item>
                    <text:p text:style-name="P3">Create mecanism to create billboard</text:p>
                  </text:list-item>
                  <text:list-item>
                    <text:p text:style-name="P3">Create mecanism to call nominatim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Technical choic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No framework except CesiumJS</text:p>
              </text:list-item>
              <text:list-item>
                <text:p>Use of cesium-webpack-example as quick start app</text:p>
              </text:list-item>
              <text:list-item>
                <text:p>Use of axios for http request to nominatim api</text:p>
              </text:list-item>
              <text:list-item>
                <text:p>Use of bootstrap for cs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Desig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Bootstrap library</text:p>
              </text:list-item>
              <text:list-item>
                <text:p>No particular desig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Test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No tests</text:p>
              </text:list-item>
              <text:list-item>
                <text:p>If Karma and Jasmine are used to test CesiumJS =&gt; using theses librarie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Packaging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as package manager and NodeJS 12</text:p>
              </text:list-item>
              <text:list-item>
                <text:p>CesiumJS 1.63.1</text:p>
              </text:list-item>
              <text:list-item>
                <text:p>Axios 0.21.1</text:p>
              </text:list-item>
              <text:list-item>
                <text:p>DockerFile and docker-compose to create container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Documentatio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Readme.md</text:p>
              </text:list-item>
              <text:list-item>
                <text:p>Comments in index.js and index.html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Improvement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Using a javascript framework</text:p>
              </text:list-item>
              <text:list-item>
                <text:p>Adding unit and integration tests</text:p>
              </text:list-item>
              <text:list-item>
                <text:p>Enhance design</text:p>
              </text:list-item>
              <text:list-item>
                <text:p>Add control to check unique billboard id</text:p>
              </text:list-item>
              <text:list-item>
                <text:p>Adding video to show results as requested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7:37:05.990580595</meta:creation-date>
    <meta:editing-duration>PT6M10S</meta:editing-duration>
    <meta:editing-cycles>3</meta:editing-cycles>
    <meta:generator>LibreOffice/6.4.6.2$Linux_X86_64 LibreOffice_project/40$Build-2</meta:generator>
    <dc:title>Blue Curve</dc:title>
    <dc:date>2021-02-22T08:00:16.679792651</dc:date>
    <meta:document-statistic meta:object-count="66"/>
  </office:meta>
</office:document-meta>
</file>